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5141a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text-properties fo:font-variant="normal" fo:text-transform="none" fo:color="#15141a" style:font-name="Lato" fo:font-size="12pt" fo:letter-spacing="normal" fo:font-style="normal" fo:font-weight="normal" officeooo:paragraph-rsid="001b7602"/>
    </style:style>
    <style:style style:name="P3" style:family="paragraph" style:parent-style-name="Standard">
      <style:text-properties fo:font-variant="normal" fo:text-transform="none" fo:color="#15141a" style:font-name="Lato" fo:font-size="14pt" fo:letter-spacing="normal" fo:font-style="normal" style:text-underline-style="solid" style:text-underline-width="auto" style:text-underline-color="font-color" fo:font-weight="normal" officeooo:rsid="000a2c26" officeooo:paragraph-rsid="001b7602" style:font-name-asian="Noto Serif CJK SC" style:font-size-asian="14pt" style:font-weight-asian="bold" style:font-name-complex="Lohit Devanagari" style:font-size-complex="14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5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solid" style:text-underline-width="auto" style:text-underline-color="font-color" fo:font-weight="normal" officeooo:rsid="00694766" officeooo:paragraph-rsid="00694766" fo:background-color="transparent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text-properties fo:font-variant="normal" fo:text-transform="none" style:use-window-font-color="true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text-properties fo:font-variant="normal" fo:text-transform="none" style:use-window-font-color="true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694766" officeooo:paragraph-rsid="00694766" fo:background-color="transparent" style:font-size-asian="13pt" style:language-asian="zxx" style:country-asian="none" style:font-size-complex="13pt" style:language-complex="zxx" style:country-complex="none"/>
    </style:style>
    <style:style style:name="P11" style:family="paragraph" style:parent-style-name="Standard">
      <style:text-properties style:font-name="Lato" officeooo:paragraph-rsid="001b7602"/>
    </style:style>
    <style:style style:name="P12" style:family="paragraph" style:parent-style-name="Standard">
      <style:text-properties fo:color="#0000cd" style:font-name="Consolas" officeooo:paragraph-rsid="001b7602"/>
    </style:style>
    <style:style style:name="P13" style:family="paragraph" style:parent-style-name="Standard">
      <style:text-properties style:font-name="Consolas" fo:font-size="14pt" style:text-underline-style="solid" style:text-underline-width="auto" style:text-underline-color="font-color" officeooo:rsid="000a2c26" officeooo:paragraph-rsid="001b7602" style:font-size-asian="14pt" style:font-size-complex="14pt"/>
    </style:style>
    <style:style style:name="P14" style:family="paragraph" style:parent-style-name="Standard">
      <style:paragraph-properties style:line-height-at-least="0.1874in"/>
    </style:style>
    <style:style style:name="P15" style:family="paragraph" style:parent-style-name="Heading_20_1">
      <style:text-properties fo:font-variant="normal" fo:text-transform="none" fo:color="#15141a" style:font-name="Lato" fo:font-size="14pt" fo:letter-spacing="normal" fo:font-style="normal" style:text-underline-style="solid" style:text-underline-width="auto" style:text-underline-color="font-color" fo:font-weight="normal" officeooo:rsid="000a2c26" officeooo:paragraph-rsid="001b7602" style:font-name-asian="Noto Serif CJK SC" style:font-size-asian="14pt" style:font-weight-asian="bold" style:font-name-complex="Lohit Devanagari" style:font-size-complex="14pt" style:font-weight-complex="bold"/>
    </style:style>
    <style:style style:name="P16" style:family="paragraph" style:parent-style-name="Heading_20_1">
      <style:text-properties fo:font-variant="normal" fo:text-transform="none" fo:color="#15141a" style:font-name="Lato" fo:font-size="14pt" fo:letter-spacing="normal" fo:font-style="normal" style:text-underline-style="solid" style:text-underline-width="auto" style:text-underline-color="font-color" fo:font-weight="normal" officeooo:rsid="000a2c26" officeooo:paragraph-rsid="001b7602" style:font-size-asian="14pt" style:font-size-complex="14pt"/>
    </style:style>
    <style:style style:name="P17" style:family="paragraph" style:parent-style-name="Heading_20_1">
      <style:text-properties fo:font-variant="normal" fo:text-transform="none" fo:color="#15141a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0a2c26" officeooo:paragraph-rsid="001b7602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/>
    </style:style>
    <style:style style:name="P18" style:family="paragraph" style:parent-style-name="Heading_20_1">
      <style:text-properties fo:font-variant="normal" fo:text-transform="none" style:use-window-font-color="true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style:paragraph-properties fo:margin-top="0in" fo:margin-bottom="0.1in" loext:contextual-spacing="false"/>
      <style:text-properties fo:color="#0000cd" style:font-name="Consolas" officeooo:paragraph-rsid="001b7602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15141a" style:text-line-through-style="none" style:text-line-through-type="none" style:font-name="Inter" fo:font-size="12pt" fo:letter-spacing="normal" fo:font-style="normal" style:text-underline-style="none" fo:font-weight="normal" style:text-blinking="false" loext:padding="0.0193in" loext:border="0.06pt solid #000000"/>
    </style:style>
    <style:style style:name="P22" style:family="paragraph" style:parent-style-name="Standard">
      <style:paragraph-properties fo:margin-top="0in" fo:margin-bottom="0.0402in" loext:contextual-spacing="false"/>
      <style:text-properties fo:color="#0000cd" style:font-name="Consolas" officeooo:paragraph-rsid="001b7602"/>
    </style:style>
    <style:style style:name="P23" style:family="paragraph" style:parent-style-name="Standard">
      <style:paragraph-properties fo:margin-top="0in" fo:margin-bottom="0.0402in" loext:contextual-spacing="false" fo:orphans="2" fo:widows="2"/>
      <style:text-properties officeooo:paragraph-rsid="0064acb5"/>
    </style:style>
    <style:style style:name="P24" style:family="paragraph" style:parent-style-name="Standard">
      <style:paragraph-properties fo:margin-top="0in" fo:margin-bottom="0.0402in" loext:contextual-spacing="false"/>
      <style:text-properties style:font-name="Lato" officeooo:paragraph-rsid="001b7602"/>
    </style:style>
    <style:style style:name="P25" style:family="paragraph" style:parent-style-name="Standard">
      <style:paragraph-properties fo:margin-top="0in" fo:margin-bottom="0.0402in" loext:contextual-spacing="false" fo:orphans="2" fo:widows="2"/>
      <style:text-properties fo:font-variant="normal" fo:text-transform="none" fo:color="#0000cd" style:font-name="Consolas" fo:font-size="12pt" fo:letter-spacing="normal" fo:font-style="normal" fo:font-weight="normal" officeooo:rsid="0064acb5" officeooo:paragraph-rsid="0064acb5"/>
    </style:style>
    <style:style style:name="P26" style:family="paragraph" style:parent-style-name="Text_20_body">
      <style:paragraph-properties fo:margin-top="0in" fo:margin-bottom="0.0402in" loext:contextual-spacing="false" fo:orphans="2" fo:widows="2"/>
      <style:text-properties fo:font-variant="normal" fo:text-transform="none" fo:color="#0000cd" style:font-name="Consolas" fo:font-size="12pt" fo:letter-spacing="normal" fo:font-style="normal" fo:font-weight="normal"/>
    </style:style>
    <style:style style:name="P27" style:family="paragraph" style:parent-style-name="Text_20_body">
      <style:paragraph-properties fo:margin-top="0in" fo:margin-bottom="0.0402in" loext:contextual-spacing="false" fo:orphans="2" fo:widows="2"/>
      <style:text-properties fo:font-variant="normal" fo:text-transform="none" fo:color="#dc143c" style:font-name="Consolas" fo:font-size="12pt" fo:letter-spacing="normal" fo:font-style="normal" fo:font-weight="normal"/>
    </style:style>
    <style:style style:name="P28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15141a" style:font-name="Lato" fo:font-size="12pt" fo:letter-spacing="normal" fo:font-style="normal" fo:font-weight="normal"/>
    </style:style>
    <style:style style:name="P29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/>
    </style:style>
    <style:style style:name="P30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 fo:padding="0.0598in" fo:border="none"/>
      <style:text-properties style:font-name="Consolas"/>
    </style:style>
    <style:style style:name="P31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 fo:padding="0.0598in" fo:border="none"/>
    </style:style>
    <style:style style:name="P32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Lato" fo:font-size="12pt" fo:letter-spacing="normal" fo:language="zxx" fo:country="none" fo:font-style="normal" style:text-underline-style="solid" style:text-underline-width="auto" style:text-underline-color="font-color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3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4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5" style:family="paragraph" style:parent-style-name="Standard">
      <style:paragraph-properties fo:margin-top="0in" fo:margin-bottom="0.0598in" loext:contextual-spacing="false"/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6" style:family="paragraph" style:parent-style-name="Standard">
      <style:paragraph-properties fo:margin-top="0in" fo:margin-bottom="0.0598in" loext:contextual-spacing="false"/>
      <style:text-properties fo:font-variant="normal" fo:text-transform="none" fo:color="#000000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7" style:family="paragraph" style:parent-style-name="Heading_20_1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8" style:family="paragraph" style:parent-style-name="Heading_20_1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9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font-variant="normal" fo:text-transform="none" fo:color="#15141a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15141a" style:font-name="La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cd" style:font-name="Consolas" fo:font-size="12pt" fo:letter-spacing="normal" fo:font-style="normal" fo:font-weight="normal" officeooo:rsid="00636d23"/>
    </style:style>
    <style:style style:name="T5" style:family="text">
      <style:text-properties fo:font-variant="normal" fo:text-transform="none" fo:color="#0000cd" style:font-name="Consolas" fo:font-size="12pt" fo:letter-spacing="normal" fo:font-style="normal" fo:font-weight="normal" officeooo:rsid="0064acb5"/>
    </style:style>
    <style:style style:name="T6" style:family="text">
      <style:text-properties fo:color="#f92672"/>
    </style:style>
    <style:style style:name="T7" style:family="text">
      <style:text-properties fo:color="#fd971f"/>
    </style:style>
    <style:style style:name="T8" style:family="text">
      <style:text-properties fo:color="#e6db74"/>
    </style:style>
    <style:style style:name="T9" style:family="text">
      <style:text-properties fo:color="#127622"/>
    </style:style>
    <style:style style:name="T10" style:family="text">
      <style:text-properties fo:color="#0000cd" style:font-name="Consolas"/>
    </style:style>
    <style:style style:name="T11" style:family="text">
      <style:text-properties fo:color="#2be98a"/>
    </style:style>
    <style:style style:name="T12" style:family="text">
      <style:text-properties fo:color="#b0ec38"/>
    </style:style>
    <style:style style:name="T13" style:family="text">
      <style:text-properties fo:color="#ae81ff"/>
    </style:style>
    <style:style style:name="T14" style:family="text">
      <style:text-properties fo:color="#49e0fd"/>
    </style:style>
    <style:style style:name="T15" style:family="text">
      <style:text-properties fo:color="#15141a" style:font-name="Lato"/>
    </style:style>
    <style:style style:name="T16" style:family="text">
      <style:text-properties fo:color="#15141a" style:font-name="Lato" loext:padding="0in" loext:border="none"/>
    </style:style>
    <style:style style:name="T17" style:family="text">
      <style:text-properties style:font-name="Lato" style:text-underline-style="solid" style:text-underline-width="auto" style:text-underline-color="font-color" loext:padding="0in" loext:border="none"/>
    </style:style>
    <style:style style:name="T18" style:family="text">
      <style:text-properties style:font-name="Consolas"/>
    </style:style>
    <style:style style:name="T19" style:family="text">
      <style:text-properties style:font-name="Consolas" style:text-underline-style="none" fo:font-weight="normal"/>
    </style:style>
    <style:style style:name="T20" style:family="text">
      <style:text-properties style:font-name-asian="Noto Serif CJK SC" style:font-weight-asian="bold" style:font-name-complex="Lohit Devanagari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new operator</text:h>
      <text:p text:style-name="P20"><text:span text:style-name="T1">The </text:span><text:span text:style-name="Strong_20_Emphasis"><text:span text:style-name="Source_20_Text"><text:span text:style-name="T2">new</text:span></text:span></text:span><text:span text:style-name="Strong_20_Emphasis"><text:span text:style-name="T1"> operator</text:span></text:span><text:span text:style-name="T1"> lets developers create an instance of a user-defined object type or of one of the built-in object types that has a constructor function.</text:span></text:p>
      <text:p text:style-name="P13"/>
      <text:p text:style-name="P13"/>
      <text:p text:style-name="P11">Creating a user-defined object requires two steps:</text:p>
      <text:p text:style-name="P11"/>
      <text:p text:style-name="P11">Define the object type by writing a function that specifies its name and properties. For example, a constructor function to create an object Foomight look like this:</text:p>
      <text:p text:style-name="P11"/>
      <text:p text:style-name="P22">function Foo(bar1, bar2) {</text:p>
      <text:p text:style-name="P22"><text:s text:c="2"/>this.bar1 = bar1;</text:p>
      <text:p text:style-name="P22"><text:s text:c="2"/>this.bar2 = bar2;</text:p>
      <text:p text:style-name="P22">}</text:p>
      <text:p text:style-name="P22"/>
      <text:p text:style-name="P24"/>
      <text:p text:style-name="P24">Create an instance of the object with new.</text:p>
      <text:p text:style-name="P24"/>
      <text:p text:style-name="P22">var myFoo = new Foo('Bar 1', 2021);</text:p>
      <text:p text:style-name="P12"/>
      <text:p text:style-name="P12"/>
      <text:h text:style-name="P15" text:outline-level="1">Object prototypes</text:h>
      <text:p text:style-name="P21"/>
      <text:p text:style-name="P28">Prototypes are the mechanism by which JavaScript objects inherit features from one another. In this article, we explain what a prototype is, how prototype chains work, and how a prototype for an object can be set.</text:p>
      <text:p text:style-name="P28"/>
      <text:p text:style-name="P28"/>
      <text:p text:style-name="P26">const myObject = {</text:p>
      <text:p text:style-name="P26"><text:s text:c="2"/>city: 'Madrid',</text:p>
      <text:p text:style-name="P27"><text:s text:c="2"/>// greet() {</text:p>
      <text:p text:style-name="P27"><text:s text:c="2"/>// <text:s text:c="3"/>console.log(`Greetings from ${this.city}`);</text:p>
      <text:p text:style-name="P27"><text:s text:c="2"/>// }</text:p>
      <text:p text:style-name="P26">}</text:p>
      <text:p text:style-name="P26"/>
      <text:p text:style-name="P23"><text:span text:style-name="T3">Person.prototype.</text:span><text:span text:style-name="T4">greet</text:span><text:span text:style-name="T3"> = </text:span><text:span text:style-name="T5">function() {</text:span></text:p>
      <text:p text:style-name="P25"><text:tab/>console.log(`Greetings from ${this.city}`);</text:p>
      <text:p text:style-name="P25">}</text:p>
      <text:p text:style-name="P25"/>
      <text:p text:style-name="P26"/>
      <text:p text:style-name="P26">myObject.greet(); <text:span text:style-name="T9">// Greetings from Madrid</text:span></text:p>
      <text:p text:style-name="P3"><text:soft-page-break/>Using a constructor</text:p>
      <text:p text:style-name="P3"/>
      <text:p text:style-name="P2">In JavaScript, all functions have a property named prototype. When you call a function as a constructor, this property is set as the prototype of the newly constructed object (by convention, in the property named <text:span text:style-name="T10">__proto__</text:span>).</text:p>
      <text:p text:style-name="P2"/>
      <text:p text:style-name="P2">So if we set the prototype of a constructor, we can ensure that all objects created with that constructor are given that prototype:</text:p>
      <text:p text:style-name="P2"/>
      <text:p text:style-name="P12"/>
      <text:p text:style-name="P22">const personPrototype = {</text:p>
      <text:p text:style-name="P22"><text:s text:c="2"/>greet() {</text:p>
      <text:p text:style-name="P22"><text:s text:c="4"/>console.log(`hello, my name is ${this.name}!`);</text:p>
      <text:p text:style-name="P22"><text:s text:c="2"/>}</text:p>
      <text:p text:style-name="P22">}</text:p>
      <text:p text:style-name="P22"/>
      <text:p text:style-name="P22"/>
      <text:p text:style-name="P22">function Person(name) {</text:p>
      <text:p text:style-name="P22"><text:s text:c="2"/>this.name = name;</text:p>
      <text:p text:style-name="P22">}</text:p>
      <text:p text:style-name="P22"/>
      <text:p text:style-name="P22"/>
      <text:p text:style-name="P22">Person.prototype = personPrototype;</text:p>
      <text:p text:style-name="P22">Person.prototype.constructor = Person;</text:p>
      <text:p text:style-name="P12"/>
      <text:p text:style-name="P12"/>
      <text:h text:style-name="P15" text:outline-level="1"/>
      <text:h text:style-name="P15" text:outline-level="1"/>
      <text:h text:style-name="P15" text:outline-level="1">Object.prototype.hasOwnProperty()</text:h>
      <text:p text:style-name="P20"><text:span text:style-name="T1">The </text:span><text:span text:style-name="Strong_20_Emphasis"><text:span text:style-name="Source_20_Text"><text:span text:style-name="T2">hasOwnProperty()</text:span></text:span></text:span><text:span text:style-name="T1"> method returns a boolean indicating whether the object has the specified property as its own property (as opposed to inheriting it)</text:span></text:p>
      <text:p text:style-name="P12"/>
      <text:p text:style-name="P19">let fruits = ['Apple', 'Banana','Watermelon', 'Orange'];</text:p>
      <text:p text:style-name="P19">fruits.hasOwnProperty(3); <text:s text:c="2"/><text:span text:style-name="T9">// true ('Orange')</text:span></text:p>
      <text:p text:style-name="P19">fruits.hasOwnProperty(4); <text:s text:c="2"/><text:span text:style-name="T9">// false - not defined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5" text:outline-level="1"><text:soft-page-break/>console.dir()</text:h>
      <text:p text:style-name="P20"><text:span text:style-name="T1">The method </text:span><text:span text:style-name="Strong_20_Emphasis"><text:span text:style-name="Source_20_Text"><text:span text:style-name="T2">console.dir()</text:span></text:span></text:span><text:span text:style-name="T1"> displays an interactive list of the properties of the specified JavaScript object. The output is presented as a hierarchical listing with disclosure triangles that let you see the contents of child objects.</text:span></text:p>
      <text:p text:style-name="P12"/>
      <text:p text:style-name="P12"/>
      <text:p text:style-name="P4"/>
      <text:h text:style-name="P17" text:outline-level="1">constructor</text:h>
      <text:p text:style-name="P4"/>
      <text:p text:style-name="P1">A constructor enables you to provide any custom initialization that must be done before any other methods can be called on an instantiated object.</text:p>
      <text:p text:style-name="P4"/>
      <text:p text:style-name="P9">class Person {</text:p>
      <text:p text:style-name="P9"/>
      <text:p text:style-name="P9"><text:s text:c="2"/>constructor(name) {</text:p>
      <text:p text:style-name="P9"><text:s text:c="4"/>this.name = name;</text:p>
      <text:p text:style-name="P9"><text:s text:c="2"/>}</text:p>
      <text:p text:style-name="P9"/>
      <text:p text:style-name="P9"><text:s text:c="2"/>introduce() {</text:p>
      <text:p text:style-name="P9"><text:s text:c="4"/>console.log(`Hello, my name is ${this.name}`);</text:p>
      <text:p text:style-name="P9"><text:s text:c="2"/>}</text:p>
      <text:p text:style-name="P9"/>
      <text:p text:style-name="P9">}</text:p>
      <text:p text:style-name="P9"/>
      <text:p text:style-name="P9">const otto = new Person('Otto');</text:p>
      <text:p text:style-name="P9"/>
      <text:p text:style-name="P9">otto.introduce()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_________________________________________________________________________</text:p>
      <text:p text:style-name="P10"/>
      <text:p text:style-name="P10"/>
      <text:p text:style-name="P5"><text:soft-page-break/>Inheritance Between "Classes": Constructor Functions</text:p>
      <text:p text:style-name="P5"/>
      <text:p text:style-name="P10"/>
      <text:p text:style-name="P30"><text:span text:style-name="T11">function</text:span> <text:span text:style-name="T12">Car</text:span> (mark<text:span text:style-name="T6">,</text:span> speed) {</text:p>
      <text:p text:style-name="P30"/>
      <text:p text:style-name="P30"><text:span text:style-name="T6">this.</text:span><text:span text:style-name="T7">mark</text:span> <text:span text:style-name="T6">=</text:span> mark;</text:p>
      <text:p text:style-name="P30"><text:span text:style-name="T6">this.</text:span><text:span text:style-name="T7">speed</text:span> <text:span text:style-name="T6">=</text:span> speed;</text:p>
      <text:p text:style-name="P30">}</text:p>
      <text:p text:style-name="P30"/>
      <text:p text:style-name="P30">Car<text:span text:style-name="T6">.</text:span><text:span text:style-name="T7">prototype</text:span><text:span text:style-name="T6">.</text:span><text:span text:style-name="T12">accelerate</text:span> <text:span text:style-name="T6">=</text:span> <text:span text:style-name="T11">function</text:span>() {</text:p>
      <text:p text:style-name="P30"><text:span text:style-name="T6"><text:tab/>this.</text:span><text:span text:style-name="T7">speed</text:span> <text:span text:style-name="T6">+=</text:span> <text:span text:style-name="T13">10</text:span>;</text:p>
      <text:p text:style-name="P30"><text:tab/>console<text:span text:style-name="T6">.</text:span><text:span text:style-name="T12">log</text:span>(<text:span text:style-name="T6">this.</text:span><text:span text:style-name="T7">speed</text:span><text:span text:style-name="T6">+</text:span> <text:span text:style-name="T8">'km/h'</text:span>);</text:p>
      <text:p text:style-name="P30">}</text:p>
      <text:p text:style-name="P30"/>
      <text:p text:style-name="P30">Car<text:span text:style-name="T6">.</text:span><text:span text:style-name="T7">prototype</text:span><text:span text:style-name="T6">.</text:span><text:span text:style-name="T12">brake</text:span> <text:span text:style-name="T6">=</text:span> <text:span text:style-name="T11">function</text:span>() {</text:p>
      <text:p text:style-name="P30"><text:span text:style-name="T6"><text:tab/>this.</text:span><text:span text:style-name="T7">speed</text:span> <text:span text:style-name="T6">-=</text:span> <text:span text:style-name="T13">5</text:span>;</text:p>
      <text:p text:style-name="P30"><text:tab/>console<text:span text:style-name="T6">.</text:span><text:span text:style-name="T12">log</text:span>(<text:span text:style-name="T6">this.</text:span><text:span text:style-name="T7">speed</text:span> <text:span text:style-name="T6">+</text:span> <text:span text:style-name="T8">'km/h'</text:span>);</text:p>
      <text:p text:style-name="P30">}</text:p>
      <text:p text:style-name="P30"/>
      <text:p text:style-name="P30"/>
      <text:p text:style-name="P30"/>
      <text:p text:style-name="P30"><text:span text:style-name="T11">function</text:span> <text:span text:style-name="T12">EV</text:span> (mark<text:span text:style-name="T6">,</text:span> speed<text:span text:style-name="T6">,</text:span> charge) {</text:p>
      <text:p text:style-name="P30"><text:tab/>Car<text:span text:style-name="T6">.</text:span><text:span text:style-name="T12">call</text:span>(<text:span text:style-name="T6">this,</text:span> mark<text:span text:style-name="T6">,</text:span> speed);</text:p>
      <text:p text:style-name="P30"><text:span text:style-name="T6"><text:tab/>this.</text:span><text:span text:style-name="T7">change</text:span> <text:span text:style-name="T6">=</text:span> charge;</text:p>
      <text:p text:style-name="P30">}</text:p>
      <text:p text:style-name="P30"><text:line-break/></text:p>
      <text:p text:style-name="P30">EV<text:span text:style-name="T6">.</text:span><text:span text:style-name="T7">prototype</text:span> <text:span text:style-name="T6">=</text:span> <text:span text:style-name="T11">Object</text:span><text:span text:style-name="T6">.</text:span><text:span text:style-name="T12">create</text:span>(Car<text:span text:style-name="T6">.</text:span><text:span text:style-name="T7">prototype</text:span>);</text:p>
      <text:p text:style-name="P30"/>
      <text:p text:style-name="P30">EV<text:span text:style-name="T6">.</text:span><text:span text:style-name="T7">prototype</text:span><text:span text:style-name="T6">.</text:span><text:span text:style-name="T12">chargeBattery</text:span> <text:span text:style-name="T6">=</text:span> <text:span text:style-name="T11">function</text:span> (chargeTo) {</text:p>
      <text:p text:style-name="P30"><text:span text:style-name="T6"><text:tab/>this.</text:span><text:span text:style-name="T7">charge</text:span> <text:span text:style-name="T6">=</text:span> chargeTo;</text:p>
      <text:p text:style-name="P30">}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Inheritance Between "Classes": ES6 Classes</text:p>
      <text:p text:style-name="P14"/>
      <text:p text:style-name="P31"><text:span text:style-name="T11">class</text:span> PersonCl {</text:p>
      <text:p text:style-name="P31"><text:span text:style-name="T14"><text:tab/>constructor</text:span>(fullName<text:span text:style-name="T6">,</text:span> birthYear) {</text:p>
      <text:p text:style-name="P31"><text:span text:style-name="T6"><text:tab/><text:tab/>this.</text:span><text:span text:style-name="T7">fullName</text:span> <text:span text:style-name="T6">=</text:span> fullName;</text:p>
      <text:p text:style-name="P31"><text:span text:style-name="T6"><text:tab/><text:tab/>this.</text:span><text:span text:style-name="T7">birthYear</text:span> <text:span text:style-name="T6">=</text:span> birthYear;</text:p>
      <text:p text:style-name="P31"><text:tab/>}</text:p>
      <text:p text:style-name="P31"/>
      <text:p text:style-name="P31"><text:span text:style-name="T12"><text:tab/>calcAge</text:span>() {</text:p>
      <text:p text:style-name="P31"><text:tab/><text:tab/>console<text:span text:style-name="T6">.</text:span><text:span text:style-name="T12">log</text:span>(<text:span text:style-name="T13">2037</text:span> <text:span text:style-name="T6">-</text:span> <text:span text:style-name="T6">this.</text:span><text:span text:style-name="T7">birthYear</text:span>);</text:p>
      <text:p text:style-name="P31"><text:tab/>}</text:p>
      <text:p text:style-name="P31"/>
      <text:p text:style-name="P31"><text:span text:style-name="T12"><text:tab/>greet</text:span>() {</text:p>
      <text:p text:style-name="P31"><text:tab/><text:tab/>console<text:span text:style-name="T6">.</text:span><text:span text:style-name="T12">log</text:span>(<text:span text:style-name="T8">`Hey </text:span><text:span text:style-name="T6">${this.</text:span><text:span text:style-name="T7">fullName</text:span><text:span text:style-name="T6">}</text:span><text:span text:style-name="T8">`</text:span>);</text:p>
      <text:p text:style-name="P31"><text:tab/>}</text:p>
      <text:p text:style-name="P31"/>
      <text:p text:style-name="P31"><text:span text:style-name="T11"><text:tab/>get</text:span> <text:span text:style-name="T12">age</text:span>() {</text:p>
      <text:p text:style-name="P31"><text:span text:style-name="T6"><text:tab/><text:tab/>return</text:span> <text:span text:style-name="T13">2037</text:span> <text:span text:style-name="T6">-</text:span> <text:span text:style-name="T6">this.</text:span><text:span text:style-name="T7">birthYear</text:span>;</text:p>
      <text:p text:style-name="P31"><text:tab/>}</text:p>
      <text:p text:style-name="P31"/>
      <text:p text:style-name="P31"><text:span text:style-name="T11"><text:tab/>set</text:span> <text:span text:style-name="T12">fullName</text:span>(name) {</text:p>
      <text:p text:style-name="P31"><text:span text:style-name="T6"><text:tab/><text:tab/>if</text:span> (name<text:span text:style-name="T6">.</text:span><text:span text:style-name="T12">includes</text:span>(<text:span text:style-name="T8">' '</text:span>)) <text:span text:style-name="T6">this.</text:span><text:span text:style-name="T7">_fullName</text:span> <text:span text:style-name="T6">=</text:span> name;</text:p>
      <text:p text:style-name="P31"><text:span text:style-name="T6"><text:tab/><text:tab/>else</text:span> <text:span text:style-name="T12">alert</text:span>(<text:span text:style-name="T8">`</text:span><text:span text:style-name="T6">${</text:span>name<text:span text:style-name="T6">}</text:span><text:span text:style-name="T8"> is not a full name!`</text:span>);</text:p>
      <text:p text:style-name="P31"><text:tab/>}</text:p>
      <text:p text:style-name="P31"/>
      <text:p text:style-name="P31"><text:span text:style-name="T11"><text:tab/>get</text:span> <text:span text:style-name="T12">fullName</text:span>() {</text:p>
      <text:p text:style-name="P31"><text:span text:style-name="T6"><text:tab/><text:tab/>return</text:span> <text:span text:style-name="T6">this.</text:span><text:span text:style-name="T7">_fullName</text:span>;</text:p>
      <text:p text:style-name="P31"><text:tab/>}</text:p>
      <text:p text:style-name="P31"/>
      <text:p text:style-name="P31"><text:tab/>// Static method</text:p>
      <text:p text:style-name="P31"><text:span text:style-name="T14"><text:tab/>static</text:span> <text:span text:style-name="T12">hey</text:span>() {</text:p>
      <text:p text:style-name="P31"><text:tab/><text:tab/>console<text:span text:style-name="T6">.</text:span><text:span text:style-name="T12">log</text:span>(<text:span text:style-name="T8">'Hey there 👋'</text:span>);</text:p>
      <text:p text:style-name="P31"><text:tab/>}</text:p>
      <text:p text:style-name="P31">}</text:p>
      <text:p text:style-name="P31"/>
      <text:p text:style-name="P31"><text:span text:style-name="T11">class</text:span> StudentCl <text:span text:style-name="T14">extends</text:span> PersonCl {</text:p>
      <text:p text:style-name="P31"><text:span text:style-name="T14"><text:tab/>constructor</text:span>(fullName<text:span text:style-name="T6">,</text:span> birthYear<text:span text:style-name="T6">,</text:span> course) {</text:p>
      <text:p text:style-name="P31"><text:span text:style-name="T7"><text:tab/><text:tab/>super</text:span>(fullName<text:span text:style-name="T6">,</text:span> birthYear);</text:p>
      <text:p text:style-name="P31"><text:span text:style-name="T6"><text:tab/><text:tab/>this.</text:span><text:span text:style-name="T7">course</text:span> <text:span text:style-name="T6">=</text:span> course;</text:p>
      <text:p text:style-name="P31"><text:tab/>}</text:p>
      <text:p text:style-name="P31"/>
      <text:p text:style-name="P31"><text:span text:style-name="T12"><text:tab/>introduce</text:span>() {</text:p>
      <text:p text:style-name="P31"><text:tab/>console<text:span text:style-name="T6">.</text:span><text:span text:style-name="T12">log</text:span>(<text:span text:style-name="T8">`My name is </text:span><text:span text:style-name="T6">${this.</text:span><text:span text:style-name="T7">fullName</text:span><text:span text:style-name="T6">}</text:span><text:span text:style-name="T8"> and I study </text:span><text:span text:style-name="T6">${this.</text:span><text:span text:style-name="T7">course</text:span><text:span text:style-name="T6">}</text:span><text:span text:style-name="T8">`</text:span>);</text:p>
      <text:p text:style-name="P31"><text:tab/>}</text:p>
      <text:p text:style-name="P31"/>
      <text:p text:style-name="P31"><text:span text:style-name="T12"><text:tab/>calcAge</text:span>() {</text:p>
      <text:p text:style-name="P31"><text:tab/><text:tab/>console<text:span text:style-name="T6">.</text:span><text:span text:style-name="T12">log</text:span>(<text:span text:style-name="T8">`I'm </text:span><text:span text:style-name="T6">${</text:span><text:span text:style-name="T13">2037</text:span> <text:span text:style-name="T6">-</text:span> <text:span text:style-name="T6">this.</text:span><text:span text:style-name="T7">birthYear</text:span><text:span text:style-name="T6">}</text:span><text:span text:style-name="T8"> years old, but as a <text:tab/><text:tab/><text:tab/>student I feel more like </text:span><text:span text:style-name="T6">${</text:span><text:span text:style-name="T13">2037</text:span> <text:span text:style-name="T6">-</text:span> <text:span text:style-name="T6">this.</text:span><text:span text:style-name="T7">birthYear</text:span> <text:span text:style-name="T6">+</text:span> <text:span text:style-name="T13">10</text:span><text:span text:style-name="T6">}</text:span><text:span text:style-name="T8">`</text:span>);</text:p>
      <text:p text:style-name="P31"><text:tab/>}</text:p>
      <text:p text:style-name="P31">}</text:p>
      <text:p text:style-name="P31"/>
      <text:p text:style-name="P31"><text:span text:style-name="T14">const</text:span> martha <text:span text:style-name="T6">=</text:span> <text:span text:style-name="T6">new</text:span> <text:span text:style-name="T12">StudentCl</text:span>(<text:span text:style-name="T8">'Martha Jones'</text:span><text:span text:style-name="T6">,</text:span> <text:span text:style-name="T13">2012</text:span><text:span text:style-name="T6">,</text:span> <text:span text:style-name="T8">'Computer Science'</text:span>);</text:p>
      <text:p text:style-name="P31">martha<text:span text:style-name="T6">.</text:span><text:span text:style-name="T12">introduce</text:span>();</text:p>
      <text:p text:style-name="P31">martha<text:span text:style-name="T6">.</text:span><text:span text:style-name="T12">calcAge</text:span>();</text:p>
      <text:p text:style-name="P29"/>
      <text:p text:style-name="P9"/>
      <text:p text:style-name="P8"><text:soft-page-break/>Navigator.language</text:p>
      <text:p text:style-name="P8"/>
      <text:p text:style-name="P7">The Navigator.language read-only property returns a string representing the preferred language of the user, usually the language of the browser UI.</text:p>
      <text:p text:style-name="P7"/>
      <text:p text:style-name="P7">Syntax</text:p>
      <text:p text:style-name="P9">const lang = navigator.language</text:p>
      <text:p text:style-name="P9"/>
      <text:p text:style-name="P9"/>
      <text:h text:style-name="P18" text:outline-level="1">Navigator.geolocation</text:h>
      <text:p text:style-name="P9"/>
      <text:p text:style-name="P9"><text:span text:style-name="T15">The </text:span><text:span text:style-name="Strong_20_Emphasis"><text:span text:style-name="Source_20_Text"><text:span text:style-name="T16">Navigator.geolocation</text:span></text:span></text:span><text:span text:style-name="T15"> read-only property returns a </text:span><text:a xlink:type="simple" xlink:href="https://developer.mozilla.org/en-US/docs/Web/API/Geolocation" text:style-name="Internet_20_link" text:visited-style-name="Visited_20_Internet_20_Link"><text:span text:style-name="Source_20_Text"><text:span text:style-name="T17">Geolocation</text:span></text:span></text:a><text:span text:style-name="T15"> object that gives Web content access to the location of the device. This allows a Web site or app to offer customized results based on the user's location.</text:span></text:p>
      <text:p text:style-name="P7"/>
      <text:p text:style-name="P7">Syntax</text:p>
      <text:p text:style-name="P9">geo = navigator.geolocation</text:p>
      <text:p text:style-name="P9"/>
      <text:p text:style-name="P9"/>
      <text:p text:style-name="P32">Methods</text:p>
      <text:p text:style-name="P33">The <text:span text:style-name="T10">Geolocation</text:span> interface doesn't inherit any method.</text:p>
      <text:p text:style-name="P35"/>
      <text:p text:style-name="P35">Geolocation.getCurrentPosition() </text:p>
      <text:p text:style-name="P33">Determines the device's current location and gives back a <text:span text:style-name="T10">GeolocationPositio</text:span>n object with the data.</text:p>
      <text:p text:style-name="P35"/>
      <text:p text:style-name="P35">Geolocation.watchPosition() </text:p>
      <text:p text:style-name="P33">Returns a <text:span text:style-name="T10">long</text:span> value representing the newly established callback function to be invoked whenever the device location changes.</text:p>
      <text:p text:style-name="P35"/>
      <text:p text:style-name="P35">Geolocation.clearWatch() </text:p>
      <text:p text:style-name="P33">Removes the particular handler previously installed using <text:span text:style-name="T10">watchPosition()</text:span>.</text:p>
      <text:p text:style-name="P33"/>
      <text:p text:style-name="P33"/>
      <text:p text:style-name="P33"/>
      <text:p text:style-name="P36">Leaflet is the leading open-source JavaScript library for mobile-friendly interactive maps</text:p>
      <text:p text:style-name="P33"><text:a xlink:type="simple" xlink:href="https://leafletjs.com/SlavaUkraini/reference.html#map-methods-for-getting-map-state" text:style-name="Internet_20_link" text:visited-style-name="Visited_20_Internet_20_Link"><text:span text:style-name="T18">https://leafletjs.com/SlavaUkraini/reference.html#map-methods-for-getting-map-state</text:span></text:a><text:span text:style-name="T18"> </text:span></text:p>
      <text:p text:style-name="P34"/>
      <text:h text:style-name="P37" text:outline-level="1">Window.localStorage</text:h>
      <text:p text:style-name="P33"><text:a xlink:type="simple" xlink:href="https://developer.mozilla.org/en-US/docs/Web/API/Window/localStorage" text:style-name="Internet_20_link" text:visited-style-name="Visited_20_Internet_20_Link"><text:span text:style-name="T18">https://developer.mozilla.org/en-US/docs/Web/API/Window/localStorage</text:span></text:a><text:span text:style-name="T18"> </text:span></text:p>
      <text:p text:style-name="P33"><text:span text:style-name="T18"/></text:p>
      <text:h text:style-name="P38" text:outline-level="1"><text:soft-page-break/><text:span text:style-name="T20">JSON.stringify()</text:span></text:h>
      <text:p text:style-name="P33"><text:a xlink:type="simple" xlink:href="https://developer.mozilla.org/en-US/docs/Web/JavaScript/Reference/Global_Objects/JSON/stringify" text:style-name="Internet_20_link" text:visited-style-name="Visited_20_Internet_20_Link"><text:span text:style-name="T18">https://developer.mozilla.org/en-US/docs/Web/JavaScript/Reference/Global_Objects/JSON/stringify</text:span></text:a><text:span text:style-name="T1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9:37:51.905777077</meta:creation-date>
    <meta:generator>LibreOffice/6.4.7.2$Linux_X86_64 LibreOffice_project/40$Build-2</meta:generator>
    <dc:date>2022-03-20T20:13:03.013581940</dc:date>
    <meta:editing-duration>PT8H16M43S</meta:editing-duration>
    <meta:editing-cycles>68</meta:editing-cycles>
    <meta:document-statistic meta:table-count="0" meta:image-count="0" meta:object-count="0" meta:page-count="7" meta:paragraph-count="141" meta:word-count="697" meta:character-count="5332" meta:non-whitespace-character-count="4666"/>
  </office:meta>
</office:document-meta>
</file>